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5.926cm" fo:margin-left="0.018cm" fo:margin-top="0cm" fo:margin-bottom="0cm" table:align="left" style:writing-mode="lr-tb"/>
    </style:style>
    <style:style style:name="Tabela1.A" style:family="table-column">
      <style:table-column-properties style:column-width="7.962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fo:background-color="#efefef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B2" style:family="table-cell">
      <style:table-cell-properties fo:background-color="transparent" fo:padding="0.176cm" fo:border="1pt solid #000000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2" style:family="table">
      <style:table-properties style:width="15.926cm" fo:margin-left="0.018cm" fo:margin-top="0cm" fo:margin-bottom="0cm" table:align="left" style:writing-mode="lr-tb"/>
    </style:style>
    <style:style style:name="Tabela2.A" style:family="table-column">
      <style:table-column-properties style:column-width="7.962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efefef" fo:padding="0.176cm" fo:border="1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B2" style:family="table-cell">
      <style:table-cell-properties fo:background-color="transparent" fo:padding="0.176cm" fo:border="1pt solid #000000">
        <style:background-image/>
      </style:table-cell-properties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7" style:family="paragraph" style:parent-style-name="Standard">
      <style:paragraph-properties fo:margin-left="1.27cm" fo:margin-right="0cm" fo:line-height="100%" fo:orphans="0" fo:widows="0" fo:text-indent="0cm" style:auto-text-indent="false"/>
      <style:text-properties officeooo:rsid="0010b59f" officeooo:paragraph-rsid="0010b59f"/>
    </style:style>
    <style:style style:name="P8" style:family="paragraph" style:parent-style-name="Standard">
      <style:paragraph-properties fo:margin-left="1.27cm" fo:margin-right="0cm" fo:line-height="100%" fo:orphans="0" fo:widows="0" fo:text-indent="0cm" style:auto-text-indent="false"/>
      <style:text-properties officeooo:rsid="00124f60" officeooo:paragraph-rsid="00124f60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P10" style:family="paragraph">
      <loext:graphic-properties draw:fill="solid" draw:fill-color="#cfe2f3"/>
      <style:paragraph-properties fo:text-align="center"/>
      <style:text-properties fo:font-size="11pt"/>
    </style:style>
    <style:style style:name="P11" style:family="paragraph">
      <loext:graphic-properties draw:fill="none"/>
      <style:paragraph-properties fo:text-align="center"/>
      <style:text-properties fo:font-size="11pt"/>
    </style:style>
    <style:style style:name="P12" style:family="paragraph">
      <style:paragraph-properties fo:margin-top="0cm" fo:margin-bottom="0cm" fo:line-height="100%" fo:text-align="center"/>
      <style:text-properties fo:font-size="11pt"/>
    </style:style>
    <style:style style:name="P13" style:family="paragraph">
      <loext:graphic-properties draw:fill="none"/>
      <style:paragraph-properties fo:margin-top="0cm" fo:margin-bottom="0cm" fo:line-height="100%" fo:text-align="center"/>
      <style:text-properties fo:font-size="11pt"/>
    </style:style>
    <style:style style:name="P14" style:family="paragraph">
      <style:paragraph-properties fo:margin-top="0cm" fo:margin-bottom="0cm" fo:line-height="100%" fo:text-align="start"/>
      <style:text-properties fo:font-size="11pt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4f6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fo:margin-left="0cm" fo:margin-right="0.062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2.08cm" fo:min-width="3.141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1.983cm" fo:min-width="3.141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1.503cm" fo:min-width="3.14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2.092cm" fo:min-width="0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cm" fo:min-width="1.866cm" fo:padding-top="0.254cm" fo:padding-bottom="0.254cm" fo:padding-left="0.254cm" fo:padding-right="0.254cm" fo:wrap-option="wrap" style:run-through="foreground"/>
    </style:style>
    <style:style style:name="gr9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2.134cm" fo:min-width="2.942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cm" fo:min-width="1.281cm" fo:padding-top="0.254cm" fo:padding-bottom="0.254cm" fo:padding-left="0.254cm" fo:padding-right="0.254cm" fo:wrap-option="wrap" style:run-through="foreground"/>
    </style:style>
    <style:style style:name="gr11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1.723cm" fo:min-width="3.14cm" fo:padding-top="0.254cm" fo:padding-bottom="0.254cm" fo:padding-left="0.254cm" fo:padding-right="0.254cm" fo:wrap-option="wrap" style:run-through="foreground"/>
    </style:style>
    <style:style style:name="gr12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1.072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ZADANIE DOMOWE </text:span></text:p>
      <text:p text:style-name="P1"><text:span text:style-name="T1">Lekcja numer 0 – wymagania`</text:span></text:p>
      <text:p text:style-name="P3"/>
      <text:p text:style-name="P2"/>
      <text:p text:style-name="P2"/>
      <text:p text:style-name="Standard">Wypełnij dwie poniższą tabelę.</text:p>
      <text:p text:style-name="Standard"/>
      <text:p text:style-name="Standard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4">Założenia systemu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5">Nazwa systemu</text:p>
          </table:table-cell>
          <table:table-cell table:style-name="Tabela1.B2" office:value-type="string">
            <text:p text:style-name="P6">Decision Engine</text:p>
          </table:table-cell>
        </table:table-row>
        <table:table-row table:style-name="Tabela1.3">
          <table:table-cell table:style-name="Tabela1.A1" office:value-type="string">
            <text:p text:style-name="P5">System będzie odpowiadał za przechowywanie danych na temat</text:p>
          </table:table-cell>
          <table:table-cell table:style-name="Tabela1.B2" office:value-type="string">
            <text:p text:style-name="P7">typ roweru, który zostanie wybrany na podstawie danych antropometrycznych, wieku, preferencji przyszłego użytkownika, które również będą przechowywane</text:p>
          </table:table-cell>
        </table:table-row>
        <table:table-row table:style-name="Tabela1.4">
          <table:table-cell table:style-name="Tabela1.A1" office:value-type="string">
            <text:p text:style-name="P5">Kto będzie mógł skorzystać z systemu?</text:p>
          </table:table-cell>
          <table:table-cell table:style-name="Tabela1.B2" office:value-type="string">
            <text:p text:style-name="P7">Klienci sklepów rowerowych, przyszli użytkownicy rowerów</text:p>
          </table:table-cell>
        </table:table-row>
        <table:table-row table:style-name="Tabela1.5">
          <table:table-cell table:style-name="Tabela1.A1" office:value-type="string">
            <text:p text:style-name="P5">Co system będzie obliczał?</text:p>
          </table:table-cell>
          <table:table-cell table:style-name="Tabela1.B2" office:value-type="string">
            <text:p text:style-name="P8">System wybierze odpowiedni rower dla użytkownika</text:p>
          </table:table-cell>
        </table:table-row>
        <table:table-row table:style-name="Tabela1.6">
          <table:table-cell table:style-name="Tabela1.A1" office:value-type="string">
            <text:p text:style-name="P5">Będziemy pobierać dane z publicznego i darmowego API restowego znajdującego się pod adresem</text:p>
          </table:table-cell>
          <table:table-cell table:style-name="Tabela1.B2" office:value-type="string">
            <text:p text:style-name="P6"><text:a xlink:type="simple" xlink:href="https://rapidapi.com/BD4vid777/api/pro-cycling-stats/?fbclid=IwAR1bL03fL4eTbKMTnnItfnG-prtAE3WyyzJkgqOSrTVl_DREWHChs0UrHpw" text:style-name="Internet_20_link" text:visited-style-name="Visited_20_Internet_20_Link">https://rapidapi.com/BD4vid777/api/pro-cycling-stats/?fbclid=IwAR1bL03fL4eTbKMTnnItfnG-prtAE3WyyzJkgqOSrTVl_DREWHChs0UrHpw</text:a></text:p>
            <text:p text:style-name="P8">będą pobierane dane i wyświetlane jako „news” dotyczące najbliższych wyścigów lub najlepszych zawodników w światowym peletonie.</text:p>
          </table:table-cell>
        </table:table-row>
      </table:table>
      <text:p text:style-name="Standard"/>
      <text:p text:style-name="Standard"/>
      <text:p text:style-name="Standard">Architektura systemu, który zbudujemy będzie wyglądała tak jak na tym rysunku:</text:p>
      <text:p text:style-name="Standard"><text:soft-page-break/><draw:g text:anchor-type="as-char" draw:z-index="0" draw:name="Kształt1" draw:style-name="gr1"><draw:custom-shape draw:name="Prostokąt 2" draw:style-name="gr2" draw:text-style-name="P10" svg:width="3.648cm" svg:height="2.587cm" svg:x="5.856cm" svg:y="5.6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3" draw:style-name="gr3" draw:text-style-name="P11" svg:width="3.135cm" svg:height="0.955cm" svg:x="6.463cm" svg:y="6.10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4" draw:style-name="gr4" draw:text-style-name="P13" svg:width="3.451cm" svg:height="1.077cm" svg:x="5.957cm" svg:y="6.022cm"><text:p text:style-name="P12"><text:span text:style-name="T3">BACKE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rostokąt 5" draw:style-name="gr5" draw:text-style-name="P10" svg:width="3.648cm" svg:height="2.49cm" svg:x="5.847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6" draw:style-name="gr4" draw:text-style-name="P13" svg:width="3.315cm" svg:height="1.075cm" svg:x="6.07cm" svg:y="0.397cm"><text:p text:style-name="P12"><text:span text:style-name="T3">FRONTE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Walec 7" draw:style-name="gr6" draw:text-style-name="P10" svg:width="3.647cm" svg:height="3.216cm" svg:x="12.275cm" svg:y="5.323cm"><text:p/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Pole tekstowe 8" draw:style-name="gr4" draw:text-style-name="P15" svg:width="2.627cm" svg:height="2.211cm" svg:x="12.783cm" svg:y="6.433cm"><text:p text:style-name="P14"><text:span text:style-name="T3">BAZA DANYCH </text:span></text:p><text:p text:style-name="P12"><text:span text:style-name="T3">SQ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załka: w górę i w dół 9" draw:style-name="gr7" draw:text-style-name="P10" svg:width="0.846cm" svg:height="3.022cm" svg:x="7.288cm" svg:y="2.614cm"><text:p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draw:name="Strzałka: w lewo i w prawo 10" draw:style-name="gr8" draw:text-style-name="P10" svg:width="2.77cm" svg:height="0.793cm" svg:x="9.504cm" svg:y="6.535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draw:name="Prostokąt 11" draw:style-name="gr9" draw:text-style-name="P10" svg:width="3.449cm" svg:height="2.641cm" svg:x="0.21cm" svg:y="5.5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12" draw:style-name="gr4" draw:text-style-name="P13" svg:width="3.449cm" svg:height="1.645cm" svg:x="0.196cm" svg:y="5.967cm"><text:p text:style-name="P12"><text:span text:style-name="T3">MIKROSERWI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załka: w lewo i w prawo 13" draw:style-name="gr10" draw:text-style-name="P10" svg:width="2.184cm" svg:height="0.793cm" svg:x="3.66cm" svg:y="6.421cm"><text:p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draw:name="Prostokąt 14" draw:style-name="gr11" draw:text-style-name="P10" svg:width="3.647cm" svg:height="2.23cm" svg:x="0cm" svg:y="10.22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15" draw:style-name="gr4" draw:text-style-name="P13" svg:width="3.368cm" svg:height="2.211cm" svg:x="0.141cm" svg:y="10.388cm"><text:p text:style-name="P12"><text:span text:style-name="T3">ZEWNĘTRZNE </text:span></text:p><text:p text:style-name="P12"><text:span text:style-name="T3">AP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załka: w górę i w dół 16" draw:style-name="gr12" draw:text-style-name="P10" svg:width="0.766cm" svg:height="1.962cm" svg:x="1.483cm" svg:y="8.227cm"><text:p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/draw:g></text:p>
      <text:p text:style-name="Standard"/>
      <text:p text:style-name="Standard">Wypełnij poniższą tabelę. Te dane pomogą Ci w kolejnych lekcjach, kiedy będziemy tworzyli projekt w środowisku Visual Studio.</text:p>
      <text:p text:style-name="Standard"/>
      <table:table table:name="Tabela2" table:style-name="Tabela2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4">Architektura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5">Nazwa dla projektu BACKEND (np. DecisionEngine)</text:p>
          </table:table-cell>
          <table:table-cell table:style-name="Tabela2.B2" office:value-type="string">
            <text:p text:style-name="P6">DecisionEngine</text:p>
          </table:table-cell>
        </table:table-row>
        <table:table-row table:style-name="Tabela2.3">
          <table:table-cell table:style-name="Tabela2.A1" office:value-type="string">
            <text:p text:style-name="P5">Nazwa dla projektu FRONTEND (np. DecisionEngine.UI)</text:p>
          </table:table-cell>
          <table:table-cell table:style-name="Tabela2.B2" office:value-type="string">
            <text:p text:style-name="P6">DecisionEngine.UI</text:p>
          </table:table-cell>
        </table:table-row>
        <table:table-row table:style-name="Tabela2.4">
          <table:table-cell table:style-name="Tabela2.A1" office:value-type="string">
            <text:p text:style-name="P5">Nazwa BAZY DANYCH SQL (np. DecisionEngine)</text:p>
          </table:table-cell>
          <table:table-cell table:style-name="Tabela2.B2" office:value-type="string">
            <text:p text:style-name="P6">DecisionEngine</text:p>
          </table:table-cell>
        </table:table-row>
        <table:table-row table:style-name="Tabela2.5">
          <table:table-cell table:style-name="Tabela2.A1" office:value-type="string">
            <text:p text:style-name="P5">Nazwa dla projektu MIKROSERWIS (np.NBPFacade)</text:p>
          </table:table-cell>
          <table:table-cell table:style-name="Tabela2.B2" office:value-type="string">
            <text:p text:style-name="P6"><text:span text:style-name="T2">PCS</text:span>Facade <text:span text:style-name="T2">(ProCyclingStats)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pl" style:country-asian="PL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pl" style:country-asian="PL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riusz Kacban</meta:initial-creator>
    <meta:editing-cycles>3</meta:editing-cycles>
    <meta:creation-date>2022-04-12T14:36:00</meta:creation-date>
    <dc:date>2022-04-14T20:50:14.746000000</dc:date>
    <meta:editing-duration>PT1M46S</meta:editing-duration>
    <meta:generator>LibreOffice/7.0.1.2$Windows_X86_64 LibreOffice_project/7cbcfc562f6eb6708b5ff7d7397325de9e764452</meta:generator>
    <meta:document-statistic meta:table-count="2" meta:image-count="0" meta:object-count="0" meta:page-count="2" meta:paragraph-count="27" meta:word-count="151" meta:character-count="1304" meta:non-whitespace-character-count="1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